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539" officeooo:paragraph-rsid="0002a539"/>
    </style:style>
    <style:style style:name="P2" style:family="paragraph" style:parent-style-name="Standard">
      <style:text-properties officeooo:rsid="0005090c" officeooo:paragraph-rsid="0005090c"/>
    </style:style>
    <style:style style:name="P3" style:family="paragraph" style:parent-style-name="Standard">
      <style:text-properties officeooo:paragraph-rsid="0002a539"/>
    </style:style>
    <style:style style:name="P4" style:family="paragraph" style:parent-style-name="Standard">
      <style:text-properties officeooo:rsid="0005d764" officeooo:paragraph-rsid="0005d764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2a53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 python</text:p>
      <text:p text:style-name="P3"><text:span text:style-name="T1">raccourci pour le run dans jupiter SHIFT + ENTER</text:span></text:p>
      <text:p text:style-name="P2">Stackoverflow.com site <text:s/>pour les recherches on peux <text:s/>aussi y créer notre profil</text:p>
      <text:p text:style-name="P4">google collab (collaboratory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9:09:17.771156197</meta:creation-date>
    <dc:date>2021-10-14T16:15:13.324569407</dc:date>
    <meta:editing-duration>PT4H4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6" meta:character-count="168" meta:non-whitespace-character-count="144"/>
  </office:meta>
</office:document-meta>
</file>